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Liberation sans" svg:font-family="'Liberation sans'" style:font-family-generic="swiss"/>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style:font-name="Times New Roman1"/>
    </style:style>
    <style:style style:name="T2"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bajos relacionados </text:h>
      <text:h text:style-name="Heading_20_2" text:outline-level="2">Análisis de un brazo robótico con Gazebo y ROS para tareas de inspección remota en el CERN</text:h>
      <text:p text:style-name="UBUcuerpoTrabajo">Este trabajo de Fin de Máster en Automática y Robótica de José Luis Samper Escudero fue hecho para la organización europea para la investigación Nuclear trata de mejorar las tareas de inspección y mantenimiento mediante la integración de un manipulador robótico de 6 grados de libertad que desarrollará en Gazebo_ROS, y realizará tareas de mantenimiento que comprenden desde simples inspecciones visuales a complejas labores como puede ser desatornillado o extracción de componentes dañados.</text:p>
      <text:p text:style-name="UBUcuerpoTrabajo">Este proyecto, pese a que la finalidad no es la misma que el mio, se desarrolla de una forma parecida, y los pasos a realizar son similares, usa una metodología similar a la nuestra.</text:p>
      <text:p text:style-name="UBUcuerpoTrabajo"><text:a xlink:type="simple" xlink:href="http://oa.upm.es/39677/1/TFM_JOSE_LUIS_SAMPER_ESCUDERO.pdf" text:style-name="Internet_20_link" text:visited-style-name="Visited_20_Internet_20_Link"><text:span text:style-name="T2">http://oa.upm.es/39677/1/TFM_JOSE_LUIS_SAMPER_ESCUDERO.pdf</text:span></text:a></text:p>
      <text:h text:style-name="Heading_20_2" text:outline-level="2">Operación de remachado mediante robot manipulador industrial basado en ROS </text:h>
      <text:p text:style-name="UBUcuerpoTrabajo">El trabajo de fin de grado en Ingenieria de las Tecnologias Industriales de Víctor Hugo Goméz Tejada de la Universidad de Sevilla se sitúa en un entorno de simulación donde debemos realizar una tarea de remachado a una pieza de trabajo mediante un robot manipulador industrial. Programa un robot mediante el framework robótico ROS para realizar la tarea de remachado, evaluando su rapidez y eficiencia. </text:p>
      <text:p text:style-name="UBUcuerpoTrabajo">Aunque desde el punto de vista de programación no está muy evolucionado, está muy bien definida toda la parte teórica de los ejes de coordenadas. Tiene un gran trabajo de documentación y explicaciones.</text:p>
      <text:p text:style-name="UBUcuerpoTrabajo"><text:a xlink:type="simple" xlink:href="http://bibing.us.es/pro" text:style-name="Internet_20_link" text:visited-style-name="Visited_20_Internet_20_Link">http://bibing.us.es/pro</text:a><text:a xlink:type="simple" xlink:href="http://bibing.us.es/proyectos/abreproy/90360/fichero/TFG+Víctor+Hugo+Gómez+Tejada.pdf" text:style-name="Internet_20_link" text:visited-style-name="Visited_20_Internet_20_Link">yectos/abreproy/90360/fichero/TFG+V%C3%ADctor+Hugo+G%C3%B3mez+Tejada.pdf</text:a>+</text:p>
      <text:h text:style-name="Heading_20_2" text:outline-level="2">Extendiendo las capacidades del robot RESCUER en ROS </text:h>
      <text:p text:style-name="UBUcuerpoTrabajo">Este trabajo de Julio Jesús León Pérez del Máster universitario en Sistemas Inteligentes de la Universidad Jaume I <text:s/>trata de como un robot fisico con el que cuentan en dicha universidad lo usan en distintas plataformas, para poder comprobar su comportamiento tanto real como virtual. En la parte virtual al probar con MoveIt <text:s/>lo hacen con éxito, puesto que la programación hecha da la respuesta esperada, pero en Gazebo les queda bastante trabajo por realizar puesto que el robot se mueve de manera errática.</text:p>
      <text:p text:style-name="UBUcuerpoTrabajo">Es un trabajo similar al nuestro en la parte de Gazebo, donde por medio de ROS implementan un robot creado y le dan movimiento.</text:p>
      <text:p text:style-name="UBUcuerpoTrabajo"><text:a xlink:type="simple" xlink:href="http://repositori.uji.es/xmlui/bitstream/handle/10234/147985/TFM_León%20Pérez_Julio%20Jesús.pdf?sequence=1" text:style-name="Internet_20_link" text:visited-style-name="Visited_20_Internet_20_Link">http://repositori.uji.es/xmlui/bitstream/handle/10234/147985/TFM_Leo%CC%81n%20Pe%CC%81rez_Julio%20Jesu%CC%81s.pdf?sequence=1</text:a></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Liberation sans" svg:font-family="'Liberation sans'" style:font-family-generic="swiss"/>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master-page-name="">
      <style:paragraph-properties fo:margin-left="0cm" fo:margin-right="0cm" fo:margin-top="0cm" fo:margin-bottom="0.199cm" fo:text-indent="0.499cm" style:auto-text-indent="false" style:page-number="auto" fo:background-color="transparent">
        <style:background-image/>
      </style:paragraph-properties>
      <style:text-properties style:font-name="Liberation Serif1" style:font-size-asian="10.5pt"/>
    </style:style>
    <style:style style:name="Heading_20_1" style:display-name="Heading 1" style:family="paragraph" style:parent-style-name="Heading" style:next-style-name="UBUcuerpoTrabajo" style:default-outline-level="1" style:class="text">
      <style:paragraph-properties fo:margin-left="0.75cm" fo:margin-right="0cm" fo:margin-top="0.801cm" fo:margin-bottom="0.199cm" fo:text-indent="-0.25cm" style:auto-text-indent="false" fo:background-color="transparent">
        <style:tab-stops/>
        <style:background-image/>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6_TrabajosRelacionados.odt</text:file-name> v.<text:editing-cycles>13</text:editing-cycles> <text:title/><text:modification-date style:data-style-name="N103">30/jun/17</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6:03</meta:creation-date>
    <meta:generator>OpenOffice/4.1.3$Win32 OpenOffice.org_project/413m1$Build-9783</meta:generator>
    <dc:date>2017-06-30T11:33:25.41</dc:date>
    <dc:creator>Carmelo Basconcillos Reyero</dc:creator>
    <meta:editing-duration>PT2H13M26S</meta:editing-duration>
    <meta:editing-cycles>13</meta:editing-cycles>
    <meta:document-statistic meta:table-count="0" meta:image-count="0" meta:object-count="0" meta:page-count="1" meta:paragraph-count="14" meta:word-count="357" meta:character-count="2477"/>
  </office:meta>
</office:document-meta>
</file>